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, Arial" style:font-family-generic="swiss" style:font-pitch="variable"/>
    <style:font-face style:name="Microsoft Sans Serif" svg:font-family="'Microsoft Sans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665in"/>
    </style:style>
    <style:style style:name="P2" style:family="paragraph" style:parent-style-name="Standard" style:list-style-name="WW8Num16">
      <style:paragraph-properties style:line-height-at-least="0.1665in"/>
    </style:style>
    <style:style style:name="P3" style:family="paragraph" style:parent-style-name="Standard" style:list-style-name="WW8Num6">
      <style:paragraph-properties style:line-height-at-least="0.1665in"/>
    </style:style>
    <style:style style:name="P4" style:family="paragraph" style:parent-style-name="Standard" style:list-style-name="WW8Num5">
      <style:paragraph-properties style:line-height-at-least="0.1665in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style:line-height-at-least="0.1665in"/>
      <style:text-properties fo:font-weight="bold" style:font-weight-asian="bold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weight-complex="bold"/>
    </style:style>
    <style:style style:name="P8" style:family="paragraph" style:parent-style-name="Standard">
      <style:text-properties fo:font-size="14pt" style:font-size-asian="14pt"/>
    </style:style>
    <style:style style:name="P9" style:family="paragraph" style:parent-style-name="Standard">
      <style:paragraph-properties style:line-height-at-least="0.1665in"/>
      <style:text-properties fo:font-size="14pt" style:font-size-asian="14pt"/>
    </style:style>
    <style:style style:name="P10" style:family="paragraph" style:parent-style-name="Standard">
      <style:paragraph-properties style:line-height-at-least="0.1665in" fo:text-align="center" style:justify-single-word="false"/>
      <style:text-properties style:font-name="Times New Roman" fo:font-size="14pt" fo:font-weight="bold" style:font-size-asian="14pt" style:font-weight-asian="bold" style:font-name-complex="Times New Roman"/>
    </style:style>
    <style:style style:name="P11" style:family="paragraph" style:parent-style-name="Standard">
      <style:text-properties style:font-name="Times New Roman" fo:font-size="14pt" style:font-size-asian="14pt" style:font-name-complex="Times New Roman"/>
    </style:style>
    <style:style style:name="P12" style:family="paragraph" style:parent-style-name="Standard">
      <style:text-properties style:font-name="Times New Roman" fo:font-size="11pt" style:font-size-asian="11pt" style:font-name-complex="Times New Roman"/>
    </style:style>
    <style:style style:name="P13" style:family="paragraph" style:parent-style-name="Standard">
      <style:text-properties style:font-name="Times New Roman" fo:font-size="11pt" fo:font-weight="bold" style:font-size-asian="11pt" style:font-weight-asian="bold" style:font-name-complex="Times New Roman" style:font-weight-complex="bold"/>
    </style:style>
    <style:style style:name="P14" style:family="paragraph" style:parent-style-name="Standard">
      <style:paragraph-properties style:line-height-at-least="0.1665in"/>
      <style:text-properties style:font-name="Times New Roman" fo:font-size="11pt" fo:font-weight="bold" style:font-size-asian="11pt" style:font-weight-asian="bold" style:font-name-complex="Times New Roman" style:font-weight-complex="bold"/>
    </style:style>
    <style:style style:name="P15" style:family="paragraph" style:parent-style-name="Standard">
      <style:paragraph-properties style:line-height-at-least="0.1665in"/>
      <style:text-properties style:font-name="Times New Roman" fo:font-size="11pt" fo:font-weight="bold" style:font-size-asian="11pt" style:font-weight-asian="bold" style:font-name-complex="Times New Roman"/>
    </style:style>
    <style:style style:name="P16" style:family="paragraph" style:parent-style-name="Standard">
      <style:text-properties style:font-name="Times New Roman" fo:font-size="12pt" style:font-size-asian="12pt" style:font-name-complex="Times New Roman"/>
    </style:style>
    <style:style style:name="P17" style:family="paragraph" style:parent-style-name="Standard">
      <style:paragraph-properties style:line-height-at-least="0.1665in"/>
      <style:text-properties fo:font-size="11pt" style:font-size-asian="11pt"/>
    </style:style>
    <style:style style:name="P18" style:family="paragraph" style:parent-style-name="Standard" style:list-style-name="WW8Num38">
      <style:paragraph-properties style:line-height-at-least="0.1665in"/>
      <style:text-properties fo:font-size="11pt" style:font-size-asian="11pt"/>
    </style:style>
    <style:style style:name="P19" style:family="paragraph" style:parent-style-name="Standard" style:list-style-name="WW8Num27">
      <style:paragraph-properties style:line-height-at-least="0.1665in"/>
      <style:text-properties fo:font-size="11pt" style:font-size-asian="11pt"/>
    </style:style>
    <style:style style:name="P20" style:family="paragraph" style:parent-style-name="Standard">
      <style:paragraph-properties style:line-height-at-least="0.1665in">
        <style:tab-stops>
          <style:tab-stop style:position="0.75in"/>
        </style:tab-stops>
      </style:paragraph-properties>
      <style:text-properties fo:font-size="11pt" style:font-size-asian="11pt"/>
    </style:style>
    <style:style style:name="P21" style:family="paragraph" style:parent-style-name="Standard">
      <style:paragraph-properties style:line-height-at-least="0.1665in"/>
      <style:text-properties fo:font-size="11pt" fo:font-weight="bold" style:font-size-asian="11pt" style:font-weight-asian="bold" style:font-weight-complex="bold"/>
    </style:style>
    <style:style style:name="P22" style:family="paragraph" style:parent-style-name="Standard" style:list-style-name="WW8Num22">
      <style:paragraph-properties style:line-height-at-least="0.1665in"/>
      <style:text-properties fo:font-size="11pt" fo:font-style="italic" fo:font-weight="bold" style:font-size-asian="11pt" style:font-style-asian="italic" style:font-weight-asian="bold" style:font-style-complex="italic"/>
    </style:style>
    <style:style style:name="P23" style:family="paragraph" style:parent-style-name="Standard" style:list-style-name="WW8Num17">
      <style:paragraph-properties style:line-height-at-least="0.1665in"/>
      <style:text-properties fo:font-size="11pt" fo:font-style="italic" fo:font-weight="bold" style:font-size-asian="11pt" style:font-style-asian="italic" style:font-weight-asian="bold" style:font-style-complex="italic"/>
    </style:style>
    <style:style style:name="P24" style:family="paragraph" style:parent-style-name="Standard">
      <style:paragraph-properties style:line-height-at-least="0.1665in"/>
      <style:text-properties fo:font-size="11pt" fo:font-style="italic" fo:font-weight="bold" style:font-size-asian="11pt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style:line-height-at-least="0.1665in"/>
      <style:text-properties style:font-name="Arial" fo:font-size="11pt" style:font-size-asian="11pt" style:font-name-complex="Arial"/>
    </style:style>
    <style:style style:name="P26" style:family="paragraph" style:parent-style-name="Standard" style:list-style-name="WW8Num5">
      <style:paragraph-properties style:line-height-at-least="0.1665in"/>
      <style:text-properties style:font-name="Arial" fo:font-size="11pt" style:font-size-asian="11pt" style:font-name-complex="Arial"/>
    </style:style>
    <style:style style:name="P27" style:family="paragraph" style:parent-style-name="Standard">
      <style:paragraph-properties style:line-height-at-least="0.1665in"/>
      <style:text-properties style:font-name="Arial" fo:font-size="11pt" style:font-size-asian="11pt" style:font-name-complex="Arial" style:font-weight-complex="bold"/>
    </style:style>
    <style:style style:name="P28" style:family="paragraph" style:parent-style-name="Standard">
      <style:paragraph-properties style:line-height-at-least="0.1665in"/>
      <style:text-properties style:font-name="Arial" fo:font-size="11pt" fo:font-weight="bold" style:font-size-asian="11pt" style:font-weight-asian="bold" style:font-name-complex="Arial" style:font-weight-complex="bold"/>
    </style:style>
    <style:style style:name="P29" style:family="paragraph" style:parent-style-name="Standard">
      <style:paragraph-properties style:line-height-at-least="0.1665in"/>
      <style:text-properties style:font-name="Arial" fo:font-size="11pt" fo:language="en" fo:country="US" style:font-size-asian="11pt" style:font-name-complex="Arial"/>
    </style:style>
    <style:style style:name="P30" style:family="paragraph" style:parent-style-name="Standard" style:list-style-name="WW8Num5">
      <style:paragraph-properties style:line-height-at-least="0.1665in"/>
      <style:text-properties style:font-name="Arial" fo:font-size="11pt" style:font-name-asian="Arial" style:font-size-asian="11pt" style:font-name-complex="Arial"/>
    </style:style>
    <style:style style:name="P31" style:family="paragraph" style:parent-style-name="Standard">
      <style:paragraph-properties style:line-height-at-least="0.1665in"/>
      <style:text-properties fo:color="#ff0000" style:font-name="Arial" fo:font-size="11pt" style:font-size-asian="11pt" style:font-name-complex="Arial" style:font-weight-complex="bold"/>
    </style:style>
    <style:style style:name="P32" style:family="paragraph" style:parent-style-name="Standard">
      <style:paragraph-properties style:line-height-at-least="0.1665in"/>
      <style:text-properties fo:color="#ff9900" style:font-name="Arial" fo:font-size="11pt" style:font-size-asian="11pt" style:font-name-complex="Arial"/>
    </style:style>
    <style:style style:name="P3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ize="12pt" style:font-size-asian="12pt"/>
    </style:style>
    <style:style style:name="P35" style:family="paragraph" style:parent-style-name="Standard">
      <style:text-properties fo:font-size="12pt" fo:font-weight="bold" style:font-size-asian="12pt" style:font-weight-asian="bold"/>
    </style:style>
    <style:style style:name="P36" style:family="paragraph" style:parent-style-name="Standard">
      <style:paragraph-properties fo:margin-left="0.1972in" fo:margin-right="0in" style:line-height-at-least="0.1665in" fo:text-indent="0in" style:auto-text-indent="false"/>
      <style:text-properties fo:font-weight="bold" style:font-weight-asian="bold" style:font-weight-complex="bold"/>
    </style:style>
    <style:style style:name="P37" style:family="paragraph" style:parent-style-name="Standard">
      <style:paragraph-properties fo:margin-left="0.1972in" fo:margin-right="0in" style:line-height-at-least="0.1665in" fo:text-indent="0in" style:auto-text-indent="false"/>
      <style:text-properties fo:font-size="11pt" fo:font-weight="bold" style:font-size-asian="11pt" style:font-weight-asian="bold" style:font-weight-complex="bold"/>
    </style:style>
    <style:style style:name="P38" style:family="paragraph" style:parent-style-name="Standard">
      <style:paragraph-properties fo:margin-left="0.1972in" fo:margin-right="0in" style:line-height-at-least="0.1665in" fo:text-indent="0in" style:auto-text-indent="false"/>
      <style:text-properties fo:font-size="11pt" fo:font-style="italic" fo:font-weight="bold" style:font-size-asian="11pt" style:font-style-asian="italic" style:font-weight-asian="bold" style:font-style-complex="italic"/>
    </style:style>
    <style:style style:name="P39" style:family="paragraph" style:parent-style-name="Standard" style:list-style-name="WW8Num17">
      <style:paragraph-properties fo:margin-left="1.0654in" fo:margin-right="0in" style:line-height-at-least="0.1665in" fo:text-indent="-0.4744in" style:auto-text-indent="false">
        <style:tab-stops>
          <style:tab-stop style:position="0.7874in"/>
        </style:tab-stops>
      </style:paragraph-properties>
      <style:text-properties fo:font-size="11pt" style:font-size-asian="11pt"/>
    </style:style>
    <style:style style:name="P40" style:family="paragraph" style:parent-style-name="Standard">
      <style:paragraph-properties fo:margin-left="0.3154in" fo:margin-right="0in" style:line-height-at-least="0.1665in" fo:text-indent="0in" style:auto-text-indent="false"/>
      <style:text-properties fo:font-size="11pt" fo:font-style="italic" fo:font-weight="bold" style:font-size-asian="11pt" style:font-style-asian="italic" style:font-weight-asian="bold" style:font-style-complex="italic"/>
    </style:style>
    <style:style style:name="P41" style:family="paragraph" style:parent-style-name="Standard">
      <style:paragraph-properties fo:margin-left="0.3154in" fo:margin-right="0in" style:line-height-at-least="0.1665in" fo:text-indent="0in" style:auto-text-indent="false"/>
    </style:style>
    <style:style style:name="P42" style:family="paragraph" style:parent-style-name="Standard">
      <style:paragraph-properties fo:margin-left="0.3154in" fo:margin-right="0in" style:line-height-at-least="0.1665in" fo:text-indent="0in" style:auto-text-indent="false"/>
      <style:text-properties style:font-name="Microsoft Sans Serif" style:font-name-complex="Microsoft Sans Serif"/>
    </style:style>
    <style:style style:name="P43" style:family="paragraph" style:parent-style-name="Standard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44" style:family="paragraph" style:parent-style-name="Standard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style:font-name="Times New Roman" fo:font-size="11pt" style:font-size-asian="11pt" style:font-name-complex="Times New Roman"/>
    </style:style>
    <style:style style:name="P45" style:family="paragraph" style:parent-style-name="Standard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ize="12pt" fo:font-style="italic" fo:font-weight="bold" style:font-size-asian="12pt" style:font-style-asian="italic" style:font-weight-asian="bold"/>
    </style:style>
    <style:style style:name="P47" style:family="paragraph" style:parent-style-name="Standard">
      <style:paragraph-properties fo:margin-left="0in" fo:margin-right="0in" fo:text-indent="0.1972in" style:auto-text-indent="false"/>
    </style:style>
    <style:style style:name="P48" style:family="paragraph" style:parent-style-name="Standard">
      <style:paragraph-properties fo:margin-left="0in" fo:margin-right="0in" fo:text-indent="0.1972in" style:auto-text-indent="false"/>
      <style:text-properties style:font-name="Times New Roman" fo:font-size="11pt" style:font-size-asian="11pt" style:font-name-complex="Times New Roman"/>
    </style:style>
    <style:style style:name="P49" style:family="paragraph" style:parent-style-name="Standard">
      <style:paragraph-properties fo:margin-left="0.4728in" fo:margin-right="0in" fo:text-indent="-0.1575in" style:auto-text-indent="false"/>
    </style:style>
    <style:style style:name="P50" style:family="paragraph" style:parent-style-name="Standard">
      <style:paragraph-properties fo:margin-left="0.4728in" fo:margin-right="0in" style:line-height-at-least="0.1665in" fo:text-indent="-0.1575in" style:auto-text-indent="false"/>
    </style:style>
    <style:style style:name="P51" style:family="paragraph" style:parent-style-name="Standard">
      <style:paragraph-properties fo:margin-left="0.4728in" fo:margin-right="0in" style:line-height-at-least="0.1665in" fo:text-indent="-0.1575in" style:auto-text-indent="false"/>
      <style:text-properties fo:font-size="11pt" fo:font-style="italic" fo:font-weight="bold" style:font-size-asian="11pt" style:font-style-asian="italic" style:font-weight-asian="bold" style:font-style-complex="italic"/>
    </style:style>
    <style:style style:name="P52" style:family="paragraph" style:parent-style-name="Standard">
      <style:paragraph-properties fo:margin-left="0.4728in" fo:margin-right="0in" style:line-height-at-least="0.1665in" fo:text-indent="-0.1575in" style:auto-text-indent="false">
        <style:tab-stops>
          <style:tab-stop style:position="0.5654in"/>
        </style:tab-stops>
      </style:paragraph-properties>
      <style:text-properties fo:font-size="11pt" fo:font-style="italic" fo:font-weight="bold" style:font-size-asian="11pt" style:font-style-asian="italic" style:font-weight-asian="bold" style:font-style-complex="italic"/>
    </style:style>
    <style:style style:name="P53" style:family="paragraph" style:parent-style-name="Standard">
      <style:paragraph-properties fo:margin-left="0.4728in" fo:margin-right="0in" style:line-height-at-least="0.1665in" fo:text-indent="-0.1575in" style:auto-text-indent="false"/>
      <style:text-properties fo:font-size="11pt" fo:font-style="italic" fo:font-weight="bold" style:font-size-asian="11pt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margin-left="0.4728in" fo:margin-right="0in" style:line-height-at-least="0.1665in" fo:text-indent="-0.1575in" style:auto-text-indent="false">
        <style:tab-stops>
          <style:tab-stop style:position="0.5654in"/>
        </style:tab-stops>
      </style:paragraph-properties>
      <style:text-properties fo:font-size="11pt" fo:font-style="italic" fo:font-weight="bold" style:font-size-asian="11pt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margin-left="0.4728in" fo:margin-right="0in" fo:text-indent="-0.1575in" style:auto-text-indent="false"/>
      <style:text-properties style:font-name="Times New Roman" fo:font-size="11pt" style:font-size-asian="11pt" style:font-name-complex="Times New Roman"/>
    </style:style>
    <style:style style:name="P56" style:family="paragraph" style:parent-style-name="Standard">
      <style:paragraph-properties fo:margin-left="0.4728in" fo:margin-right="0in" style:line-height-at-least="0.1665in" fo:text-indent="-0.1575in" style:auto-text-indent="false"/>
      <style:text-properties style:font-name="Times New Roman" fo:font-size="11pt" style:font-size-asian="11pt" style:font-name-complex="Times New Roman"/>
    </style:style>
    <style:style style:name="P57" style:family="paragraph" style:parent-style-name="Standard">
      <style:paragraph-properties fo:margin-left="0.5654in" fo:margin-right="0in" style:line-height-at-least="0.1665in" fo:text-indent="0.0598in" style:auto-text-indent="false">
        <style:tab-stops>
          <style:tab-stop style:position="0.5654in"/>
          <style:tab-stop style:position="0.75in"/>
        </style:tab-stops>
      </style:paragraph-properties>
    </style:style>
    <style:style style:name="P58" style:family="paragraph" style:parent-style-name="Standard">
      <style:paragraph-properties fo:margin-left="0.5654in" fo:margin-right="0in" style:line-height-at-least="0.1665in" fo:text-indent="0.0598in" style:auto-text-indent="false">
        <style:tab-stops>
          <style:tab-stop style:position="0.5654in"/>
        </style:tab-stops>
      </style:paragraph-properties>
    </style:style>
    <style:style style:name="P59" style:family="paragraph" style:parent-style-name="Standard">
      <style:paragraph-properties fo:margin-left="0.5654in" fo:margin-right="0in" style:line-height-at-least="0.1665in" fo:text-indent="0.0598in" style:auto-text-indent="false">
        <style:tab-stops>
          <style:tab-stop style:position="0.5654in"/>
          <style:tab-stop style:position="0.75in"/>
        </style:tab-stops>
      </style:paragraph-properties>
      <style:text-properties fo:font-size="11pt" style:font-size-asian="11pt"/>
    </style:style>
    <style:style style:name="P60" style:family="paragraph" style:parent-style-name="Standard">
      <style:paragraph-properties fo:margin-left="0.5654in" fo:margin-right="0in" style:line-height-at-least="0.1665in" fo:text-indent="0.0598in" style:auto-text-indent="false">
        <style:tab-stops>
          <style:tab-stop style:position="0.5654in"/>
        </style:tab-stops>
      </style:paragraph-properties>
      <style:text-properties fo:font-size="11pt" style:font-size-asian="11pt"/>
    </style:style>
    <style:style style:name="P61" style:family="paragraph" style:parent-style-name="Standard">
      <style:paragraph-properties fo:margin-left="0.8154in" fo:margin-right="0in" style:line-height-at-least="0.1665in" fo:text-indent="-0.25in" style:auto-text-indent="false">
        <style:tab-stops>
          <style:tab-stop style:position="0.8154in"/>
        </style:tab-stops>
      </style:paragraph-properties>
    </style:style>
    <style:style style:name="P62" style:family="paragraph" style:parent-style-name="Standard">
      <style:paragraph-properties fo:margin-left="0.8154in" fo:margin-right="0in" style:line-height-at-least="0.1665in" fo:text-indent="-0.25in" style:auto-text-indent="false">
        <style:tab-stops>
          <style:tab-stop style:position="0.8154in"/>
        </style:tab-stops>
      </style:paragraph-properties>
      <style:text-properties fo:font-size="11pt" style:font-size-asian="11pt"/>
    </style:style>
    <style:style style:name="P63" style:family="paragraph" style:parent-style-name="Standard">
      <style:paragraph-properties fo:margin-left="0.5654in" fo:margin-right="0in" style:line-height-at-least="0.1665in" fo:text-indent="0in" style:auto-text-indent="false">
        <style:tab-stops>
          <style:tab-stop style:position="0.75in"/>
        </style:tab-stops>
      </style:paragraph-properties>
      <style:text-properties fo:font-size="11pt" style:font-size-asian="11pt"/>
    </style:style>
    <style:style style:name="P64" style:family="paragraph" style:parent-style-name="Standard">
      <style:paragraph-properties fo:margin-left="0.5654in" fo:margin-right="0in" style:line-height-at-least="0.1665in" fo:text-indent="0in" style:auto-text-indent="false">
        <style:tab-stops>
          <style:tab-stop style:position="0.75in"/>
        </style:tab-stops>
      </style:paragraph-properties>
      <style:text-properties fo:font-size="11pt" fo:font-weight="bold" style:font-size-asian="11pt" style:font-weight-asian="bold" style:font-weight-complex="bold"/>
    </style:style>
    <style:style style:name="P65" style:family="paragraph" style:parent-style-name="Standard">
      <style:paragraph-properties fo:margin-left="0.25in" fo:margin-right="0in" fo:text-indent="0in" style:auto-text-indent="false"/>
    </style:style>
    <style:style style:name="P66" style:family="paragraph" style:parent-style-name="Standard">
      <style:paragraph-properties fo:margin-left="0.25in" fo:margin-right="0in" style:line-height-at-least="0.1665in" fo:text-indent="0in" style:auto-text-indent="false"/>
      <style:text-properties fo:font-size="14pt" style:font-size-asian="14pt"/>
    </style:style>
    <style:style style:name="P67" style:family="paragraph" style:parent-style-name="Standard">
      <style:paragraph-properties fo:margin-left="0.25in" fo:margin-right="0in" fo:text-indent="0in" style:auto-text-indent="false"/>
      <style:text-properties fo:font-size="12pt" fo:font-style="italic" fo:font-weight="bold" style:font-size-asian="12pt" style:font-style-asian="italic" style:font-weight-asian="bold"/>
    </style:style>
    <style:style style:name="P68" style:family="paragraph" style:parent-style-name="Standard" style:list-style-name="">
      <style:paragraph-properties fo:margin-left="1in" fo:margin-right="0in" fo:text-indent="-0.25in" style:auto-text-indent="false">
        <style:tab-stops>
          <style:tab-stop style:position="1in"/>
        </style:tab-stops>
      </style:paragraph-properties>
    </style:style>
    <style:style style:name="P69" style:family="paragraph" style:parent-style-name="Standard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</style:style>
    <style:style style:name="P70" style:family="paragraph" style:parent-style-name="Standard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font-name="Times New Roman" fo:font-size="11pt" style:font-size-asian="11pt" style:font-name-complex="Times New Roman"/>
    </style:style>
    <style:style style:name="P71" style:family="paragraph" style:parent-style-name="Standard">
      <style:paragraph-properties fo:margin-left="1in" fo:margin-right="0in" fo:text-indent="-0.25in" style:auto-text-indent="false">
        <style:tab-stops>
          <style:tab-stop style:position="1in"/>
        </style:tab-stops>
      </style:paragraph-properties>
      <style:text-properties style:font-name="Times New Roman" fo:font-size="11pt" style:font-size-asian="11pt" style:font-name-complex="Times New Roman"/>
    </style:style>
    <style:style style:name="P72" style:family="paragraph" style:parent-style-name="Standard">
      <style:paragraph-properties fo:margin-left="0.7874in" fo:margin-right="0in" style:line-height-at-least="0.1665in" fo:text-indent="-0.1965in" style:auto-text-indent="false"/>
    </style:style>
    <style:style style:name="P73" style:family="paragraph" style:parent-style-name="Standard">
      <style:paragraph-properties fo:margin-left="0.8154in" fo:margin-right="0in" style:line-height-at-least="0.1665in" fo:text-indent="-0.1902in" style:auto-text-indent="false">
        <style:tab-stops>
          <style:tab-stop style:position="0.8154in"/>
        </style:tab-stops>
      </style:paragraph-properties>
    </style:style>
    <style:style style:name="P74" style:family="paragraph" style:parent-style-name="Standard" style:list-style-name="">
      <style:paragraph-properties fo:margin-left="1.6252in" fo:margin-right="0in" fo:text-indent="-1.3752in" style:auto-text-indent="false">
        <style:tab-stops>
          <style:tab-stop style:position="0.4925in"/>
          <style:tab-stop style:position="1.6252in"/>
        </style:tab-stops>
      </style:paragraph-properties>
    </style:style>
    <style:style style:name="P75" style:family="paragraph" style:parent-style-name="Standard" style:master-page-name="Standard">
      <style:paragraph-properties style:line-height-at-least="0.1665in"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"/>
    </style:style>
    <style:style style:name="P76" style:family="paragraph" style:parent-style-name="Heading_20_1">
      <style:text-properties fo:color="#ff0000"/>
    </style:style>
    <style:style style:name="P77" style:family="paragraph" style:parent-style-name="Heading_20_1">
      <style:paragraph-properties fo:text-align="center" style:justify-single-word="false"/>
      <style:text-properties fo:color="#ff0000"/>
    </style:style>
    <style:style style:name="P78" style:family="paragraph" style:parent-style-name="Heading_20_1">
      <style:paragraph-properties fo:text-align="center" style:justify-single-word="false"/>
    </style:style>
    <style:style style:name="P79" style:family="paragraph" style:parent-style-name="Heading_20_1">
      <style:paragraph-properties fo:text-align="center" style:justify-single-word="false"/>
      <style:text-properties fo:font-size="14pt" style:font-size-asian="14pt"/>
    </style:style>
    <style:style style:name="P80" style:family="paragraph" style:parent-style-name="Heading_20_1">
      <style:paragraph-properties fo:text-align="center" style:justify-single-word="false"/>
      <style:text-properties style:font-name="Times New Roman" fo:font-size="14pt" style:font-size-asian="14pt" style:font-name-complex="Times New Roman"/>
    </style:style>
    <style:style style:name="P81" style:family="paragraph" style:parent-style-name="Heading_20_2" style:list-style-name="WW8Num22">
      <style:text-properties fo:font-style="italic" style:font-style-asian="italic" style:font-style-complex="italic"/>
    </style:style>
    <style:style style:name="P82" style:family="paragraph" style:parent-style-name="Heading_20_2">
      <style:paragraph-properties fo:margin-left="0.4728in" fo:margin-right="0in" fo:text-indent="-0.1575in" style:auto-text-indent="false">
        <style:tab-stops>
          <style:tab-stop style:position="0.5654in"/>
        </style:tab-stops>
      </style:paragraph-properties>
      <style:text-properties fo:font-style="italic" fo:font-weight="normal" style:font-style-asian="italic" style:font-weight-asian="normal" style:font-style-complex="italic"/>
    </style:style>
    <style:style style:name="P83" style:family="paragraph" style:parent-style-name="Heading_20_3">
      <style:text-properties style:font-name="Arial" style:font-name-complex="Arial" style:font-weight-complex="bold"/>
    </style:style>
    <style:style style:name="P84" style:family="paragraph" style:parent-style-name="Heading_20_3">
      <style:text-properties fo:color="#ff0000" style:font-name="Arial" style:font-name-complex="Arial" style:font-weight-complex="bold"/>
    </style:style>
    <style:style style:name="P85" style:family="paragraph" style:parent-style-name="Heading_20_4">
      <style:paragraph-properties fo:margin-left="0.4728in" fo:margin-right="0in" fo:text-indent="-0.157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"/>
    </style:style>
    <style:style style:name="T5" style:family="text">
      <style:text-properties style:font-name="Times New Roman" fo:font-size="11pt" style:font-size-asian="11pt" style:font-name-complex="Times New Roman"/>
    </style:style>
    <style:style style:name="T6" style:family="text">
      <style:text-properties style:font-name="Times New Roman" fo:font-size="11pt" fo:font-weight="bold" style:font-size-asian="11pt" style:font-weight-asian="bold" style:font-name-complex="Times New Roman"/>
    </style:style>
    <style:style style:name="T7" style:family="text">
      <style:text-properties style:font-name="Times New Roman" fo:font-size="11pt" fo:language="en" fo:country="US" style:font-size-asian="11pt" style:font-name-complex="Times New Roman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fo:font-size="11pt" style:font-size-asian="11pt"/>
    </style:style>
    <style:style style:name="T10" style:family="text">
      <style:text-properties fo:font-size="11pt" fo:font-weight="bold" style:font-size-asian="11pt" style:font-weight-asian="bold"/>
    </style:style>
    <style:style style:name="T11" style:family="text">
      <style:text-properties fo:font-size="11pt" fo:font-style="italic" fo:font-weight="bold" style:font-size-asian="11pt" style:font-style-asian="italic" style:font-weight-asian="bold" style:font-style-complex="italic"/>
    </style:style>
    <style:style style:name="T12" style:family="text">
      <style:text-properties fo:font-size="11pt" fo:font-style="italic" fo:font-weight="bold" style:font-size-asian="11pt" style:font-style-asian="italic" style:font-weight-asian="bold" style:font-style-complex="italic" style:font-weight-complex="bold"/>
    </style:style>
    <style:style style:name="T13" style:family="text">
      <style:text-properties fo:font-size="11pt" fo:font-style="italic" fo:font-weight="bold" style:font-name-asian="MS Sans Serif" style:font-size-asian="11pt" style:font-style-asian="italic" style:font-weight-asian="bold" style:font-name-complex="MS Sans Serif" style:font-style-complex="italic" style:font-weight-complex="bold"/>
    </style:style>
    <style:style style:name="T14" style:family="text">
      <style:text-properties fo:font-size="11pt" style:font-name-asian="MS Sans Serif" style:font-size-asian="11pt" style:font-name-complex="MS Sans Serif"/>
    </style:style>
    <style:style style:name="T15" style:family="text">
      <style:text-properties style:font-name="Arial" fo:font-size="11pt" style:font-size-asian="11pt" style:font-name-complex="Arial"/>
    </style:style>
    <style:style style:name="T16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17" style:family="text">
      <style:text-properties style:font-name="Arial" fo:font-size="11pt" fo:language="en" fo:country="US" style:font-size-asian="11pt" style:font-name-complex="Arial"/>
    </style:style>
    <style:style style:name="T18" style:family="text">
      <style:text-properties style:font-weight-complex="bold"/>
    </style:style>
    <style:style style:name="T19" style:family="text">
      <style:text-properties fo:color="#ff0000" style:font-name="Arial" fo:font-size="11pt" fo:font-weight="bold" style:font-size-asian="11pt" style:font-weight-asian="bold" style:font-name-complex="Arial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style:font-style-asian="italic"/>
    </style:style>
    <style:style style:name="T22" style:family="text">
      <style:text-properties fo:font-style="italic" fo:font-weight="bold" style:font-style-asian="italic" style:font-weight-asian="bold"/>
    </style:style>
    <style:style style:name="T23" style:family="text">
      <style:text-properties fo:font-style="italic" fo:font-weight="bold" style:font-style-asian="italic" style:font-weight-asian="bold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/>
    </style:style>
    <style:style style:name="T27" style:family="text">
      <style:text-properties style:font-name-asian="MS Sans Serif" style:font-name-complex="MS Sans Serif"/>
    </style:style>
    <style:style style:name="T28" style:family="text">
      <style:text-properties fo:font-size="12pt" style:font-size-asian="12pt"/>
    </style:style>
    <style:style style:name="T29" style:family="text">
      <style:text-properties fo:font-size="12pt" fo:font-weight="bold" style:font-size-asian="12pt" style:font-weight-asian="bold"/>
    </style:style>
    <style:style style:name="T30" style:family="text">
      <style:text-properties fo:font-size="12pt" fo:font-weight="bold" style:font-size-asian="12pt" style:font-weight-asian="bold" style:font-weight-complex="bold"/>
    </style:style>
    <style:style style:name="T31" style:family="text">
      <style:text-properties fo:font-size="12pt" fo:font-style="italic" fo:font-weight="bold" style:font-size-asian="12pt" style:font-style-asian="italic" style:font-weight-asian="bold"/>
    </style:style>
    <style:style style:name="T32" style:family="text">
      <style:text-properties style:font-name="Microsoft Sans Serif" style:font-name-complex="Microsoft Sans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Курс «Базы данных»</text:p>
      <text:p text:style-name="P10"/>
      <text:p text:style-name="P1"><text:span text:style-name="T15">Решение заданий, использующих объекты базы данных, предполагает выполнение следующих этапов:</text:span></text:p>
      <text:p text:style-name="P28"/>
      <text:p text:style-name="P28">База данных</text:p>
      <text:list xml:id="list1083355286256685121" text:style-name="WW8Num16">
        <text:list-item>
          <text:p text:style-name="P2"><text:span text:style-name="T15">Проектирование инфологической модели задачи. Определение сущностей, атрибутов сущностей, идентифицирующих атрибутов, связей между сущностями. При проектировании должны учитываться требования гибкости структур для выполнения перечисленных функций и не избыточного хранения данных.</text:span></text:p>
        </text:list-item>
        <text:list-item>
          <text:p text:style-name="P2"><text:span text:style-name="T15">Проектирование схемы базы данных: описание схем таблиц, типов (доменов) атрибутов, определение ограничений целостности.</text:span></text:p>
        </text:list-item>
      </text:list>
      <text:p text:style-name="P28"/>
      <text:p text:style-name="P1"><text:span text:style-name="T15">В заданиях дана некоторая спецификация решаемой задачи. Спецификация </text:span><text:span text:style-name="T19">не предполагает оптимального определения структур данных</text:span><text:span text:style-name="T15">, но задает полный перечень хранимой в базе данных информации и выполняемых программой функций.</text:span></text:p>
      <text:p text:style-name="P29"/>
      <text:h text:style-name="P83" text:outline-level="3">Прием задания</text:h>
      <text:p text:style-name="P27"/>
      <text:p text:style-name="P1"><text:span text:style-name="T15">При приеме задания требуется предоставить:</text:span></text:p>
      <text:list xml:id="list8119375271732878114" text:style-name="WW8Num6">
        <text:list-item>
          <text:p text:style-name="P3"><text:span text:style-name="T15">файл с </text:span><text:span text:style-name="T17">sql</text:span><text:span text:style-name="T15">-скриптами, содержащими создание, наполнение таблиц. </text:span></text:p>
        </text:list-item>
        <text:list-item>
          <text:p text:style-name="P3"><text:span text:style-name="T15">файл с </text:span><text:span text:style-name="T17">select</text:span><text:span text:style-name="T15">-скриптами;<text:line-break/></text:span></text:p>
        </text:list-item>
      </text:list>
      <text:p text:style-name="P25">Задание не принимается в следующих случаях:</text:p>
      <text:list xml:id="list1789212298183629423" text:style-name="WW8Num5">
        <text:list-item>
          <text:p text:style-name="P26">несамостоятельная реализация задания;</text:p>
        </text:list-item>
        <text:list-item>
          <text:p text:style-name="P4"><text:span text:style-name="T15">не выполнение задания в отведенный для этого срок;</text:span></text:p>
        </text:list-item>
        <text:list-item>
          <text:p text:style-name="P30">…</text:p>
        </text:list-item>
      </text:list>
      <text:p text:style-name="P25"/>
      <text:p text:style-name="P25"/>
      <text:h text:style-name="P84" text:outline-level="3">Требования</text:h>
      <text:p text:style-name="P31"/>
      <text:p text:style-name="Text_20_body">Данные, которыми будут наполняться таблицы БД, <text:span text:style-name="T1">не</text:span> должны быть наподобие следующих: поле Ф.И.О. –«фывфыв», поле «Описание работы» <text:s/>- «апкцуку». Т.е. все данные по содержанию должны соответствовать названиям соответствующих полей таблиц БД. </text:p>
      <text:p text:style-name="Text_20_body"/>
      <text:p text:style-name="P32"/>
      <text:h text:style-name="P76" text:outline-level="1">В таблицах должна быть информация о 5 -7-и объектах каждого вида</text:h>
      <text:h text:style-name="P77" text:outline-level="1"/>
      <text:h text:style-name="P78" text:outline-level="1"><text:span text:style-name="T3">Задание №1 Записная книжка</text:span></text:h>
      <text:p text:style-name="P8"/>
      <text:p text:style-name="P5"/>
      <text:p text:style-name="P5">Структура данных:</text:p>
      <text:p text:style-name="P7"/>
      <text:p text:style-name="P5">Таблицы:</text:p>
      <text:p text:style-name="P37"/>
      <text:list xml:id="list5259659155809582534" text:style-name="WW8Num22">
        <text:list-item>
          <text:p text:style-name="P22">Поручение</text:p>
        </text:list-item>
      </text:list>
      <text:list xml:id="list2957476600722554994" text:style-name="WW8Num38">
        <text:list-item>
          <text:p text:style-name="P18">Идентификатор поручения</text:p>
        </text:list-item>
        <text:list-item>
          <text:p text:style-name="P18">Краткая формулировка поручения</text:p>
        </text:list-item>
        <text:list-item>
          <text:p text:style-name="P18">Подробное описание работы</text:p>
        </text:list-item>
        <text:list-item>
          <text:p text:style-name="P18">Идентификатор исполнителя поручения</text:p>
        </text:list-item>
        <text:list-item>
          <text:p text:style-name="P18">Дата исполнения</text:p>
        </text:list-item>
        <text:list-item>
          <text:p text:style-name="P18">Отметка о выполнении</text:p>
        </text:list-item>
      </text:list>
      <text:list xml:id="list125114042955052" text:continue-list="list5259659155809582534" text:style-name="WW8Num22">
        <text:list-item>
          <text:h text:style-name="P81" text:outline-level="2">Исполнители</text:h>
        </text:list-item>
      </text:list>
      <text:list xml:id="list8242307665906689563" text:style-name="WW8Num27">
        <text:list-item>
          <text:p text:style-name="P19">Идентификатор исполнителя</text:p>
        </text:list-item>
        <text:list-item>
          <text:p text:style-name="P19">Ф.И.О.</text:p>
        </text:list-item>
        <text:list-item>
          <text:p text:style-name="P19"><text:soft-page-break/>Идентификатор отдела</text:p>
        </text:list-item>
      </text:list>
      <text:list xml:id="list9029091630092051004" text:style-name="WW8Num17">
        <text:list-item>
          <text:p text:style-name="P23">Отдел</text:p>
          <text:list>
            <text:list-item>
              <text:p text:style-name="P39">Идентификатор отдела</text:p>
            </text:list-item>
            <text:list-item>
              <text:p text:style-name="P39">Название отдела</text:p>
            </text:list-item>
            <text:list-item>
              <text:p text:style-name="P39">Ф.И.О руководителя отдела</text:p>
            </text:list-item>
            <text:list-item>
              <text:p text:style-name="P39">Телефон</text:p>
            </text:list-item>
          </text:list>
        </text:list-item>
      </text:list>
      <text:p text:style-name="P40"/>
      <text:h text:style-name="Heading_20_3" text:outline-level="3">Запросы:</text:h>
      <text:p text:style-name="P43"><text:span text:style-name="T5">Вывод на экран невыполненных на текущую дату дел и фамилий исполнителей</text:span></text:p>
      <text:p text:style-name="P43"><text:span text:style-name="T5">Вывод на экран всех дел из заданного промежутка времени <text:s/>от ... и до ...</text:span></text:p>
      <text:p text:style-name="P43"><text:span text:style-name="T5">Вывод на экран названий отделов и фамилий начальников, сотрудники которых просрочили выполнение поручений.</text:span></text:p>
      <text:p text:style-name="P44">Вывод на экран названий отделов и фамилий начальников и количество сотрудников отдела.</text:p>
      <text:p text:style-name="P12"/>
      <text:p text:style-name="Standard"/>
      <text:h text:style-name="P79" text:outline-level="1">Задание №2 Телефонный справочник</text:h>
      <text:p text:style-name="P8"/>
      <text:p text:style-name="P48"/>
      <text:p text:style-name="P47"><text:span text:style-name="T5">Владелец телефонного справочника хранит в нем информацию о своих бизнес-партнерах (отдельных людях и фирмах) и проводит поиск нужных партнеров по различным критериям.</text:span></text:p>
      <text:p text:style-name="P13"/>
      <text:p text:style-name="P5">Структура данных:</text:p>
      <text:p text:style-name="P7"/>
      <text:p text:style-name="P5">Таблицы:</text:p>
      <text:p text:style-name="P6"/>
      <text:p text:style-name="P51">Партнеры (Люди)</text:p>
      <text:p text:style-name="P59">Идентификатор Партнера</text:p>
      <text:p text:style-name="P59">Ф.И.О.</text:p>
      <text:p text:style-name="P59">Должность</text:p>
      <text:p text:style-name="P59">Предприятие (может отсутствовать)</text:p>
      <text:p text:style-name="P59">Телефон (несколько)</text:p>
      <text:p text:style-name="P59">Название города</text:p>
      <text:p text:style-name="P59">Код города</text:p>
      <text:p text:style-name="P20"/>
      <text:p text:style-name="P53">Партнеры (Предприятия)</text:p>
      <text:p text:style-name="P61"><text:span text:style-name="T13"><text:s/></text:span><text:span text:style-name="T9">Идентификатор предприятия</text:span></text:p>
      <text:p text:style-name="P62"><text:span text:style-name="T27"><text:s/></text:span>Сокращенное название</text:p>
      <text:p text:style-name="P62"><text:span text:style-name="T27"><text:s/></text:span>Полное название</text:p>
      <text:p text:style-name="P61"><text:span text:style-name="T14"><text:s/></text:span><text:span text:style-name="T9">Адрес</text:span><text:span text:style-name="T5"> (город, индекс, улица, дом)</text:span></text:p>
      <text:p text:style-name="P15"/>
      <text:p text:style-name="P51">Специализация</text:p>
      <text:p text:style-name="P59">Идентификатор специализации</text:p>
      <text:p text:style-name="P59">Наименование специализации</text:p>
      <text:p text:style-name="P63"/>
      <text:p text:style-name="P51">Партеры (Люди) - Специализации</text:p>
      <text:p text:style-name="P59">Идентификатор специализации</text:p>
      <text:p text:style-name="P59">Идентификатор партнера</text:p>
      <text:p text:style-name="P20"/>
      <text:p text:style-name="P51">Партеры (Предприятия) - Специализации</text:p>
      <text:p text:style-name="P59">Идентификатор специализации</text:p>
      <text:p text:style-name="P59">Идентификатор партнера</text:p>
      <text:p text:style-name="P64"/>
      <text:p text:style-name="P6"/>
      <text:p text:style-name="P6">Комментарии:</text:p>
      <text:p text:style-name="P43"><text:span text:style-name="T5">Специализация бизнес-партнера может иметь несколько значений, <text:s/>например, поставка нефти, поставка одежды, выпуск металлопроката и т.п.</text:span></text:p>
      <text:p text:style-name="P17"><text:soft-page-break/></text:p>
      <text:h text:style-name="Heading_20_3" text:outline-level="3">Запросы:</text:h>
      <text:p text:style-name="P43"><text:span text:style-name="T5">Поиск: партнеров по специализации. Может быть уточнение (только людей, только фирмы)</text:span></text:p>
      <text:p text:style-name="P43"><text:span text:style-name="T5">Поиск <text:s/>телефона и кода города по Ф.И.О., по сокращенному названию предприятия.</text:span></text:p>
      <text:p text:style-name="P44">Вывод на экран названия предприятий и количество специализаций предприятия.</text:p>
      <text:p text:style-name="P65"/>
      <text:h text:style-name="P78" text:outline-level="1"><text:span text:style-name="T3">Задание №3 </text:span><text:span text:style-name="T2">Расписания занятий</text:span></text:h>
      <text:p text:style-name="P9"/>
      <text:p text:style-name="P34"/>
      <text:p text:style-name="P35">Структура данных:</text:p>
      <text:p text:style-name="P35"/>
      <text:p text:style-name="P35">Таблицы:</text:p>
      <text:h text:style-name="P85" text:outline-level="4">Преподаватели</text:h>
      <text:p text:style-name="P68">Идентификатор преподавателя</text:p>
      <text:p text:style-name="P68">Ф.И.О.</text:p>
      <text:p text:style-name="P68">Должность</text:p>
      <text:p text:style-name="P68">Телефон (может быть несколько)</text:p>
      <text:p text:style-name="P68">Основное место работы</text:p>
      <text:h text:style-name="P85" text:outline-level="4">Предметы</text:h>
      <text:p text:style-name="P68">Идентификатор предмета</text:p>
      <text:p text:style-name="P68">Название</text:p>
      <text:h text:style-name="P85" text:outline-level="4">Преподаватели - Предметы</text:h>
      <text:p text:style-name="P68">Идентификатор предмета</text:p>
      <text:p text:style-name="P68">Идентификатор преподавателя</text:p>
      <text:h text:style-name="P85" text:outline-level="4">Группы</text:h>
      <text:p text:style-name="P68">Идентификатор группы </text:p>
      <text:p text:style-name="P68">Факультет</text:p>
      <text:p text:style-name="P68">Кол-во студентов</text:p>
      <text:p text:style-name="P68">Староста</text:p>
      <text:h text:style-name="P85" text:outline-level="4">Расписание</text:h>
      <text:p text:style-name="P68">Идентификатор группы</text:p>
      <text:p text:style-name="P68">Идентификатор преподавателя</text:p>
      <text:p text:style-name="P68">Идентификатор предмета</text:p>
      <text:p text:style-name="P68">День недели</text:p>
      <text:p text:style-name="P68">Номер пары</text:p>
      <text:p text:style-name="P35"/>
      <text:p text:style-name="P35">Комментарии:</text:p>
      <text:p text:style-name="Standard">Кол-во пар в день должно не превышать 9.</text:p>
      <text:p text:style-name="Standard">Преподаватель может вести более одного предмета.</text:p>
      <text:p text:style-name="P34"/>
      <text:p text:style-name="P5">Запросы:</text:p>
      <text:p text:style-name="P49"><text:span text:style-name="T5">Вывод на экран </text:span>Ф.<text:span text:style-name="T5">И.О. преподавателей и его нагрузку (в часах) за неделю.</text:span></text:p>
      <text:p text:style-name="P55">Вывод на экран номер группы, день недели в который у группы наименьшая нагрузка и количество пар в этот день.</text:p>
      <text:p text:style-name="P49"><text:span text:style-name="T5">Вывод на экран </text:span>Ф.<text:span text:style-name="T5">И.О. преподавателя и количество студентов, у которых он преподает.</text:span></text:p>
      <text:p text:style-name="P16"/>
      <text:p text:style-name="P11"/>
      <text:h text:style-name="P78" text:outline-level="1"><text:span text:style-name="T3">Задание №4</text:span><text:span text:style-name="T2"> </text:span><text:span text:style-name="T3">Поваренная книга</text:span></text:h>
      <text:p text:style-name="P9"/>
      <text:p text:style-name="Standard"/>
      <text:p text:style-name="P5">Структура данных:</text:p>
      <text:p text:style-name="P7"/>
      <text:p text:style-name="P5">Таблицы:</text:p>
      <text:p text:style-name="P5"/>
      <text:p text:style-name="P45">Продукты</text:p>
      <text:p text:style-name="P68">Идентификатор продукта</text:p>
      <text:p text:style-name="P68">Название</text:p>
      <text:p text:style-name="P68"><text:soft-page-break/>Единица измерения</text:p>
      <text:p text:style-name="P68">Цена за единицу измерения</text:p>
      <text:p text:style-name="P68">Калорийность</text:p>
      <text:p text:style-name="P45">Рецепты</text:p>
      <text:p text:style-name="P68">Идентификатор рецепта</text:p>
      <text:p text:style-name="P68">Название блюда</text:p>
      <text:p text:style-name="P68">Кол-во персон</text:p>
      <text:p text:style-name="P68">Идентификатор категории блюда</text:p>
      <text:p text:style-name="P45">Рецепты-продукты</text:p>
      <text:p text:style-name="P68">Идентификатор рецепта</text:p>
      <text:p text:style-name="P68">Идентификатор продукта</text:p>
      <text:p text:style-name="P68">Кол-во единиц данного продукта</text:p>
      <text:p text:style-name="P45">Категории блюд</text:p>
      <text:p text:style-name="P68">Идентификатор категории</text:p>
      <text:p text:style-name="P68">Наименование категории</text:p>
      <text:p text:style-name="P33"/>
      <text:p text:style-name="P5">Комментарии:</text:p>
      <text:p text:style-name="Основной_20_текст_20_с_20_отступом_20_2">Единицей измерения продуктов могут быть следующие величины: например, 1 кг, 1 литр, 1 куб. см. и т.д.</text:p>
      <text:p text:style-name="P5"/>
      <text:p text:style-name="P5">Запросы:</text:p>
      <text:p text:style-name="P70">Вывод на экран рецептов по категориям (отсортировать по категориям).</text:p>
      <text:p text:style-name="P70">Подсчет сметы для каждого блюда на N персон.</text:p>
      <text:p text:style-name="P69"><text:span text:style-name="T5">Вывод всех блюд, в которых используется заданный продукт.</text:span></text:p>
      <text:p text:style-name="P70">Узнать в скольки блюдах используется каждый из продуктов.</text:p>
      <text:p text:style-name="Standard"/>
      <text:h text:style-name="P79" text:outline-level="1">Задание №5 Аптека</text:h>
      <text:p text:style-name="P9"/>
      <text:p text:style-name="P5">Структура данных:</text:p>
      <text:p text:style-name="P7"/>
      <text:p text:style-name="P5">Таблицы:</text:p>
      <text:p text:style-name="P45">Лекарства</text:p>
      <text:p text:style-name="P68">Идентификатор лекарства</text:p>
      <text:p text:style-name="P68">Название</text:p>
      <text:p text:style-name="P68">Цена</text:p>
      <text:p text:style-name="P68">Наличие на складе</text:p>
      <text:p text:style-name="P45">Болезни</text:p>
      <text:p text:style-name="P68">Идентификатор болезни</text:p>
      <text:p text:style-name="P68">Название</text:p>
      <text:p text:style-name="P45">Лечение </text:p>
      <text:p text:style-name="P68">Идентификатор болезни</text:p>
      <text:p text:style-name="P68">Идентификатор лекарства</text:p>
      <text:p text:style-name="P45">Противопоказания</text:p>
      <text:p text:style-name="P68">Идентификатор болезни</text:p>
      <text:p text:style-name="P68">Идентификатор лекарства</text:p>
      <text:p text:style-name="P45">Заменитель</text:p>
      <text:p text:style-name="P68">Идентификатор лекарства</text:p>
      <text:p text:style-name="P68">Идентификатор заменителя</text:p>
      <text:p text:style-name="P5">Комментарии:</text:p>
      <text:p text:style-name="P69">Лекарство может лечить &gt;1 болезни;</text:p>
      <text:p text:style-name="P69">Противопоказания могут быть &gt;1 болезни;</text:p>
      <text:p text:style-name="Standard"/>
      <text:p text:style-name="P5">Запросы:</text:p>
      <text:p text:style-name="P71">Вывод списка лекарств и его цены для лечения заданного в запросе заболевания.</text:p>
      <text:p text:style-name="P71">Вывод количества заменителей для заданного лекарства.</text:p>
      <text:p text:style-name="P71">Вывод противопоказаний для заданной болезни.</text:p>
      <text:p text:style-name="P17"/>
      <text:p text:style-name="P17"/>
      <text:p text:style-name="P17"/>
      <text:h text:style-name="P79" text:outline-level="1"><text:soft-page-break/>Задание №6 Компьютерная фирма</text:h>
      <text:p text:style-name="P66"/>
      <text:p text:style-name="P5">Структура данных:</text:p>
      <text:p text:style-name="P7"/>
      <text:p text:style-name="P5">Таблицы:</text:p>
      <text:p text:style-name="P37"/>
      <text:p text:style-name="P52"><text:span text:style-name="T27"><text:s text:c="2"/></text:span>Комплектующие</text:p>
      <text:p text:style-name="P61"><text:span text:style-name="T9">Идентификатор комплектующе</text:span><text:span text:style-name="T5">й</text:span></text:p>
      <text:p text:style-name="P62">Название</text:p>
      <text:p text:style-name="P61"><text:span text:style-name="T9">Идентификатор категории (оперативная память, внешние устройства и т.п.)</text:span></text:p>
      <text:p text:style-name="P62">Цена</text:p>
      <text:p text:style-name="P62">Гарантийный срок</text:p>
      <text:h text:style-name="P82" text:outline-level="2">Категории</text:h>
      <text:p text:style-name="P62">Идентификатор категории</text:p>
      <text:p text:style-name="P62">Название</text:p>
      <text:p text:style-name="P61"><text:span text:style-name="T9">Необходимость (две градации: “обязательна” и “необязательна” для работы компьютера)</text:span></text:p>
      <text:p text:style-name="P52">Компьютеры</text:p>
      <text:p text:style-name="P62">Идентификатор компьютера</text:p>
      <text:p text:style-name="P62">Серийный номер</text:p>
      <text:p text:style-name="P52">Компьютеры- Комплектующие</text:p>
      <text:p text:style-name="P62">Идентификатор компьютера</text:p>
      <text:p text:style-name="P61"><text:span text:style-name="T9">Идентификатор комплектующей</text:span></text:p>
      <text:p text:style-name="P61"><text:span text:style-name="T9">Дат продажи для комплектующей</text:span></text:p>
      <text:p text:style-name="P17"/>
      <text:h text:style-name="Heading_20_3" text:outline-level="3">Запросы:</text:h>
      <text:p text:style-name="P44">Вывод серийного номера компьютера и его стоимость.</text:p>
      <text:p text:style-name="P44">Найти для заданного комплектующего замену.</text:p>
      <text:p text:style-name="P43"><text:span text:style-name="T5">Найти самое дешевое комплектующее для каждой категории.</text:span></text:p>
      <text:p text:style-name="P14"/>
      <text:p text:style-name="P6"/>
      <text:h text:style-name="P79" text:outline-level="1">Задание №7 Коммивояжеры</text:h>
      <text:p text:style-name="P7"/>
      <text:p text:style-name="P5">Структура данных:</text:p>
      <text:p text:style-name="P7"/>
      <text:p text:style-name="P5">Таблицы:</text:p>
      <text:p text:style-name="P6"/>
      <text:p text:style-name="P52">Коммивояжеры</text:p>
      <text:p text:style-name="P57"><text:span text:style-name="T9">Идентификатор Коммивояжера</text:span></text:p>
      <text:p text:style-name="P59">Ф.И.О.</text:p>
      <text:p text:style-name="P59">Адрес</text:p>
      <text:p text:style-name="P59">Телефон</text:p>
      <text:p text:style-name="P54">Товары</text:p>
      <text:p text:style-name="P60">Идентификатор товара</text:p>
      <text:p text:style-name="P60">Название</text:p>
      <text:p text:style-name="P60">Цена</text:p>
      <text:p text:style-name="P58"><text:span text:style-name="T9">Единица измерения (штука, килограмм)</text:span></text:p>
      <text:p text:style-name="P52">Командировки</text:p>
      <text:p text:style-name="P59">Идентификатор командировки</text:p>
      <text:p text:style-name="P59">Идентификатор коммивояжера</text:p>
      <text:p text:style-name="P59">Дата начала командировки</text:p>
      <text:p text:style-name="P59">Дата окончания командировки</text:p>
      <text:p text:style-name="P52">Взято</text:p>
      <text:p text:style-name="P58"><text:span text:style-name="T9">Идентификатор командировки</text:span></text:p>
      <text:p text:style-name="P60">Идентификатор товара</text:p>
      <text:p text:style-name="P60">Количество</text:p>
      <text:p text:style-name="P52"><text:soft-page-break/>Возврат</text:p>
      <text:p text:style-name="P58"><text:span text:style-name="T9">Идентификатор командировки</text:span></text:p>
      <text:p text:style-name="P60">Идентификатор товара</text:p>
      <text:p text:style-name="P60">Количество</text:p>
      <text:p text:style-name="P21"/>
      <text:h text:style-name="Heading_20_3" text:outline-level="3">Запросы:</text:h>
      <text:p text:style-name="P43"><text:span text:style-name="T5">Расчет зарплаты коммивояжера за указанный период, </text:span><text:span text:style-name="T7">N</text:span><text:span text:style-name="T5">% от вырученной суммы</text:span></text:p>
      <text:p text:style-name="P43"><text:span text:style-name="T5">Расчет эффективности работы (отношение забираемого товара к возвращаемому) </text:span></text:p>
      <text:p text:style-name="P43"><text:span text:style-name="T5">Вывести самого эффективного работника с указанием его эффективности и количества командировок. </text:span></text:p>
      <text:p text:style-name="P14"/>
      <text:h text:style-name="P78" text:outline-level="1"><text:span text:style-name="T3">Задание №8 Музыкальный магазин</text:span></text:h>
      <text:p text:style-name="P7"/>
      <text:p text:style-name="P5">Структура данных:</text:p>
      <text:p text:style-name="P7"/>
      <text:p text:style-name="P5">Таблицы:</text:p>
      <text:p text:style-name="P41"><text:span text:style-name="T11">1. <text:s/>Авторы песен (композиторы, поэты, исполнители)</text:span></text:p>
      <text:p text:style-name="P62">Идентификатор автора</text:p>
      <text:p text:style-name="P62">Ф.И.О.</text:p>
      <text:p text:style-name="P62">Идентификатор рода занятий </text:p>
      <text:p text:style-name="P24"><text:span text:style-name="T27"><text:s text:c="8"/></text:span>2. <text:s/>Род занятий</text:p>
      <text:p text:style-name="P72"><text:span text:style-name="T9">Идентификатор рода занятий</text:span></text:p>
      <text:p text:style-name="P73"><text:span text:style-name="T9">Название</text:span><text:span text:style-name="T5"> </text:span><text:span text:style-name="T9">(композитор и т.д.)</text:span></text:p>
      <text:p text:style-name="P38"><text:span text:style-name="T27"><text:s text:c="3"/></text:span>3. <text:s/>Песни</text:p>
      <text:p text:style-name="P62">Идентификатор песни</text:p>
      <text:p text:style-name="P62">Название</text:p>
      <text:p text:style-name="P62">Идентификатор Композитора</text:p>
      <text:p text:style-name="P62">Идентификатор Поэта</text:p>
      <text:p text:style-name="P62">Идентификатор Исполнителя (может быть несколько)</text:p>
      <text:p text:style-name="P38"><text:span text:style-name="T27"><text:s text:c="2"/></text:span>4. <text:s/>Диски</text:p>
      <text:p text:style-name="P62">Идентификатор диска</text:p>
      <text:p text:style-name="P62">Название диска</text:p>
      <text:p text:style-name="P38"><text:span text:style-name="T27"><text:s text:c="3"/></text:span>5. <text:s/>Диски-Песни</text:p>
      <text:p text:style-name="P62">Идентификатор диска</text:p>
      <text:p text:style-name="P62">Идентификатор песни</text:p>
      <text:p text:style-name="P17"/>
      <text:p text:style-name="P36">Запросы:</text:p>
      <text:p text:style-name="P50"><text:span text:style-name="T5">Поиск диска по названию песни.</text:span></text:p>
      <text:p text:style-name="P56">Поиск дисков по композитору.</text:p>
      <text:p text:style-name="P56">Вывод диска содержащего максимальное количество песен.</text:p>
      <text:h text:style-name="P80" text:outline-level="1"/>
      <text:h text:style-name="P79" text:outline-level="1">Задание №9 Спортивная БД</text:h>
      <text:p text:style-name="P35">Структура данных:</text:p>
      <text:p text:style-name="P35"/>
      <text:p text:style-name="P35">Таблицы:</text:p>
      <text:p text:style-name="P35"/>
      <text:p text:style-name="P46">Спортсмены</text:p>
      <text:p text:style-name="P68">Идентификатор спортсмена</text:p>
      <text:p text:style-name="P68">Имя</text:p>
      <text:p text:style-name="P68">Фамилия</text:p>
      <text:p text:style-name="P68">Отчество</text:p>
      <text:p text:style-name="P68">Идентификатор вида спорта</text:p>
      <text:p text:style-name="P46">Виды спорта</text:p>
      <text:p text:style-name="P68">Идентификатор вида</text:p>
      <text:p text:style-name="P68">Название</text:p>
      <text:p text:style-name="P46">Соревнование </text:p>
      <text:p text:style-name="P68">Идентификатор соревнования</text:p>
      <text:p text:style-name="P68"><text:soft-page-break/>Название</text:p>
      <text:p text:style-name="P68">Сезон</text:p>
      <text:p text:style-name="P68">Идентификатор вида спорта</text:p>
      <text:p text:style-name="P46">Результаты</text:p>
      <text:p text:style-name="P68">Идентификатор спортсмена</text:p>
      <text:p text:style-name="P68">Идентификатор соревнования</text:p>
      <text:p text:style-name="P68">Результат</text:p>
      <text:p text:style-name="P35"/>
      <text:p text:style-name="P35">Комментарии:</text:p>
      <text:p text:style-name="P74">Соревнование может быть более чем по одному виду спорта;</text:p>
      <text:p text:style-name="P74">Спортсмен может участвовать более чем в одном соревновании;</text:p>
      <text:p text:style-name="P34"/>
      <text:p text:style-name="P5">Запросы:</text:p>
      <text:p text:style-name="P50">Поиск победителя в соревновании.</text:p>
      <text:p text:style-name="P50">Вывести среднюю величину результатов участия спортсменов по всем соревнованиям за заданный сезон.</text:p>
      <text:p text:style-name="P50"><text:span text:style-name="T32">Поиск лучшего результата каждого из спортсменов.</text:span></text:p>
      <text:p text:style-name="P42"/>
      <text:h text:style-name="P79" text:outline-level="1">Задание №10 Зоопарк</text:h>
      <text:p text:style-name="P9"/>
      <text:p text:style-name="P35">Структура данных:</text:p>
      <text:p text:style-name="P35"/>
      <text:p text:style-name="P35">Таблицы:</text:p>
      <text:h text:style-name="P85" text:outline-level="4">Ареалы обитания</text:h>
      <text:p text:style-name="P68">Идентификатор ареала</text:p>
      <text:p text:style-name="P68">Название</text:p>
      <text:p text:style-name="P68">Таи климата (тропический, умеренный и т.д.) </text:p>
      <text:p text:style-name="P68">Континент</text:p>
      <text:h text:style-name="P85" text:outline-level="4">Виды животных</text:h>
      <text:p text:style-name="P68">Идентификатор вида</text:p>
      <text:p text:style-name="P68">Название</text:p>
      <text:p text:style-name="P68">Тип питания (хищник, травоядное, всеядное)</text:p>
      <text:p text:style-name="P68">Идентификатор ареала</text:p>
      <text:h text:style-name="P85" text:outline-level="4">Клетки зоопарка </text:h>
      <text:p text:style-name="P68">Идентификатор клетки (уникальный номер клетки в зоопарке)</text:p>
      <text:p text:style-name="P68">Длина</text:p>
      <text:p text:style-name="P68">Ширина</text:p>
      <text:p text:style-name="P68">Высота</text:p>
      <text:p text:style-name="P68">Расположение</text:p>
      <text:h text:style-name="P85" text:outline-level="4">Обитатели зоопарка</text:h>
      <text:p text:style-name="P68">Идентификатор вида</text:p>
      <text:p text:style-name="P68">Идентификатор клетки</text:p>
      <text:p text:style-name="P68">Кличка</text:p>
      <text:p text:style-name="P68">Вес</text:p>
      <text:p text:style-name="P68">Длина</text:p>
      <text:p text:style-name="P68">Дата поступления в зоопарк</text:p>
      <text:p text:style-name="P35">Комментарии:</text:p>
      <text:p text:style-name="P74">В одной клетке может содержаться более одного вида животных одного типа;</text:p>
      <text:p text:style-name="P74">В ареале может обитать более одного вида животных;</text:p>
      <text:p text:style-name="Standard"/>
      <text:p text:style-name="P5">Запросы:</text:p>
      <text:p text:style-name="P49">Поиск животных по виду.</text:p>
      <text:p text:style-name="P49">Поиск всех животных, поступивших в зоопарк за указанный период<text:span text:style-name="T8"> от … до …</text:span>.</text:p>
      <text:p text:style-name="P49">Вывод всей информации о животном по его кличке.</text:p>
      <text:p text:style-name="P49">Вывод информации о самой населенной клетки и количество животных в ней.</text:p>
      <text:p text:style-name="Standard"/>
      <text:h text:style-name="P78" text:outline-level="1"><text:span text:style-name="T3">Задание №11 Научная периодика</text:span></text:h>
      <text:p text:style-name="P9"/>
      <text:p text:style-name="P35"><text:soft-page-break/>Структура данных:</text:p>
      <text:p text:style-name="P35"/>
      <text:p text:style-name="P35">Таблицы:</text:p>
      <text:h text:style-name="P85" text:outline-level="4">Издательства</text:h>
      <text:p text:style-name="P68">Идентификатор издательства</text:p>
      <text:p text:style-name="P68">Название</text:p>
      <text:h text:style-name="P85" text:outline-level="4">Издания</text:h>
      <text:p text:style-name="P68">Идентификатор издания</text:p>
      <text:p text:style-name="P68">Название</text:p>
      <text:p text:style-name="P68">Идентификатор издательства </text:p>
      <text:p text:style-name="P68">Число номеров в год</text:p>
      <text:h text:style-name="P85" text:outline-level="4">Номера изданий</text:h>
      <text:p text:style-name="P68">Идентификатор номера</text:p>
      <text:p text:style-name="P68">Номер издания</text:p>
      <text:p text:style-name="P68">Дата печати</text:p>
      <text:h text:style-name="P85" text:outline-level="4">Статья</text:h>
      <text:p text:style-name="P68">Идентификатор статьи</text:p>
      <text:p text:style-name="P68">Автор</text:p>
      <text:p text:style-name="P68">Название</text:p>
      <text:h text:style-name="P85" text:outline-level="4">Публикация статья</text:h>
      <text:p text:style-name="P68">Идентификатор статьи</text:p>
      <text:p text:style-name="P68">Идентификатор номера издания</text:p>
      <text:p text:style-name="P35">Комментарии:</text:p>
      <text:p text:style-name="P74">Одна и та же статья может печататься в нескольких изданиях;</text:p>
      <text:p text:style-name="P74">Издательство может выпускать более одного издания;</text:p>
      <text:p text:style-name="P34"/>
      <text:p text:style-name="P5">Запросы:</text:p>
      <text:p text:style-name="P50"><text:span text:style-name="T5">Поиск всех изданий по издательству.</text:span></text:p>
      <text:p text:style-name="P56">Поиск всех изданий, в которых печатается указанный автор.</text:p>
      <text:p text:style-name="P50"><text:span text:style-name="T5">Подсчет числа статей, написанных авторами за указанный срок.</text:span></text:p>
      <text:p text:style-name="P56">Поиск автора написавшего больше всего статей.</text:p>
      <text:h text:style-name="P79" text:outline-level="1">Задание №12 Библиотека</text:h>
      <text:p text:style-name="P9"/>
      <text:p text:style-name="P35">Структура данных:</text:p>
      <text:p text:style-name="P35"/>
      <text:p text:style-name="P35">Таблицы:</text:p>
      <text:h text:style-name="P85" text:outline-level="4">Книга</text:h>
      <text:p text:style-name="P68">Идентификатор книги</text:p>
      <text:p text:style-name="P68">Автор</text:p>
      <text:p text:style-name="P68">Название</text:p>
      <text:p text:style-name="P68">Год издания</text:p>
      <text:p text:style-name="P68">Издательство</text:p>
      <text:p text:style-name="P68">Количество в наличии</text:p>
      <text:h text:style-name="P85" text:outline-level="4">Читатель</text:h>
      <text:p text:style-name="P68">Идентификатор читателя</text:p>
      <text:p text:style-name="P68">ФИО</text:p>
      <text:p text:style-name="P68">Адрес</text:p>
      <text:p text:style-name="P68">Телефон</text:p>
      <text:p text:style-name="P68">Место работы</text:p>
      <text:p text:style-name="P67"/>
      <text:h text:style-name="P85" text:outline-level="4">Требование</text:h>
      <text:p text:style-name="P68">Идентификатор книги </text:p>
      <text:p text:style-name="P68">Идентификатор читателя</text:p>
      <text:p text:style-name="P68">Дата</text:p>
      <text:p text:style-name="P68">Результат</text:p>
      <text:h text:style-name="P85" text:outline-level="4">Письмо о возврате</text:h>
      <text:p text:style-name="P68">Идентификатор письма</text:p>
      <text:p text:style-name="P68">Идентификатор книги</text:p>
      <text:p text:style-name="P68"><text:soft-page-break/>Идентификатор читателя</text:p>
      <text:p text:style-name="P68">Дата (когда надо вернуть книгу)</text:p>
      <text:p text:style-name="P35">Комментарии:</text:p>
      <text:p text:style-name="Standard">Результат требования может быть - книга уже выдана, книга отсутствует в библиотеке (в этом случае кол-во в наличии соответствующей книги = 0), требование удовлетворено, книга вернулась в библиотеку;</text:p>
      <text:p text:style-name="P34"/>
      <text:p text:style-name="P35">Функциональность:</text:p>
      <text:p text:style-name="P49">Поиск самого читающего читателя.</text:p>
      <text:p text:style-name="P49">Выбор <text:span text:style-name="T21">n</text:span> <text:span text:style-name="T8"><text:s/></text:span>самых часто запрашиваемых книг, отсутствующих в библиотеке.</text:p>
      <text:p text:style-name="P49">Выбор <text:span text:style-name="T21">m</text:span> <text:span text:style-name="T8"><text:s/></text:span>самых читаемых книг.</text:p>
      <text:p text:style-name="P49">Поиск читателей, задержавших книги на срок более <text:span text:style-name="T21">k</text:span> <text:span text:style-name="T8"><text:s/></text:span>дней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, Arial" style:font-family-generic="swiss" style:font-pitch="variable"/>
    <style:font-face style:name="Microsoft Sans Serif" svg:font-family="'Microsoft Sans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MS Sans Serif" fo:font-family="'MS Sans Serif'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line-height-at-least="0.1665in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417in" fo:margin-bottom="0in" loext:contextual-spacing="false" fo:keep-with-next="always"/>
      <style:text-properties style:font-name="Arial" fo:font-family="Arial" style:font-family-generic="swiss" style:font-pitch="variable" fo:font-size="12pt" style:letter-kerning="true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3154in" fo:margin-right="0in" style:line-height-at-least="0.1665in" fo:text-indent="0in" style:auto-text-indent="false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style:line-height-at-least="0.1665in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2pt" fo:font-style="italic" fo:font-weight="bold" style:font-size-asian="12pt" style:font-style-asian="italic" style:font-weight-asian="bold"/>
    </style:style>
    <style:style style:name="маркмрованный" style:family="paragraph" style:parent-style-name="Standard" style:list-style-name="WW8Num31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5in" fo:margin-right="0in" fo:text-indent="0in" style:auto-text-indent="false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9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2" style:family="text"/>
    <style:style style:name="WW8Num9z3" style:family="text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/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/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1" style:family="text"/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0" style:family="text"/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3154in" fo:text-indent="-0.25in" fo:margin-left="3.3154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54in" fo:text-indent="-0.25in" fo:margin-left="3.815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3154in" fo:text-indent="-0.25in" fo:margin-left="4.315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8154in" fo:text-indent="-0.25in" fo:margin-left="4.815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3154in" fo:text-indent="-0.25in" fo:margin-left="3.3154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54in" fo:text-indent="-0.25in" fo:margin-left="3.8154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3154in" fo:text-indent="-0.25in" fo:margin-left="4.315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8154in" fo:text-indent="-0.25in" fo:margin-left="4.815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  <style:text-properties style:font-name="Symbol"/>
      </text:list-level-style-bullet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4728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472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3154in" fo:text-indent="-0.25in" fo:margin-left="3.3154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8154in" fo:text-indent="-0.25in" fo:margin-left="3.8154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.3154in" fo:text-indent="-0.25in" fo:margin-left="4.315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8154in" fo:text-indent="-0.25in" fo:margin-left="4.815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4728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4728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 text:start-value="3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number>
      <text:list-level-style-bullet text:level="2" text:style-name="WW8Num17z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1.0654in"/>
        </style:list-level-properties>
        <style:text-properties style:font-name="Symbol"/>
      </text:list-level-style-bullet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1.5654in" fo:text-indent="-0.1252in" fo:margin-left="1.5654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3.0654in" fo:text-indent="-0.1252in" fo:margin-left="3.0654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3.5654in" fo:text-indent="-0.25in" fo:margin-left="3.5654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654in" fo:text-indent="-0.25in" fo:margin-left="4.065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4.5654in" fo:text-indent="-0.1252in" fo:margin-left="4.56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654in" fo:text-indent="-0.1575in" fo:margin-left="0.4728in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4728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  <style:text-properties style:font-name="Symbol"/>
      </text:list-level-style-bullet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472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  <style:text-properties style:font-name="Symbol"/>
      </text:list-level-style-bullet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1.2228in"/>
        </style:list-level-properties>
      </text:list-level-style-number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  <style:text-properties style:font-name="Symbol"/>
      </text:list-level-style-bullet>
      <text:list-level-style-bullet text:level="5" text:style-name="WW8Num23z4" style:num-suffix="." text:bullet-char="o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3154in" fo:text-indent="-0.25in" fo:margin-left="3.3154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8154in" fo:text-indent="-0.25in" fo:margin-left="3.8154in"/>
        </style:list-level-properties>
        <style:text-properties style:font-name="Symbol"/>
      </text:list-level-style-bullet>
      <text:list-level-style-bullet text:level="8" text:style-name="WW8Num23z4" style:num-suffix="." text:bullet-char="o">
        <style:list-level-properties text:list-level-position-and-space-mode="label-alignment">
          <style:list-level-label-alignment text:label-followed-by="listtab" text:list-tab-stop-position="4.3154in" fo:text-indent="-0.25in" fo:margin-left="4.3154in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8154in" fo:text-indent="-0.25in" fo:margin-left="4.815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4728in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  <style:text-properties style:font-name="Symbol"/>
      </text:list-level-style-bullet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1.2228in"/>
        </style:list-level-properties>
      </text:list-level-style-number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3154in" fo:text-indent="-0.25in" fo:margin-left="3.3154in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8154in" fo:text-indent="-0.25in" fo:margin-left="3.8154in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text:list-tab-stop-position="4.3154in" fo:text-indent="-0.25in" fo:margin-left="4.3154in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8154in" fo:text-indent="-0.25in" fo:margin-left="4.815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4728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4728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1.0256in" fo:text-indent="-0.2756in" fo:margin-left="1.0256in"/>
        </style:list-level-properties>
        <style:text-properties style:font-name="Symbol"/>
      </text:list-level-style-bullet>
      <text:list-level-style-number text:level="3" text:style-name="WW8Num31z2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0.5654in" fo:text-indent="-0.1575in" fo:margin-left="0.4728in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4728in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3154in" fo:text-indent="-0.25in" fo:margin-left="3.3154in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3.8154in" fo:text-indent="-0.25in" fo:margin-left="3.8154in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4.3154in" fo:text-indent="-0.25in" fo:margin-left="4.3154in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4.8154in" fo:text-indent="-0.25in" fo:margin-left="4.815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  <style:text-properties style:font-name="Symbol"/>
      </text:list-level-style-bullet>
      <text:list-level-style-number text:level="2" text:style-name="WW8Num38z1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1.2228in"/>
        </style:list-level-properties>
      </text:list-level-style-number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  <style:text-properties style:font-name="Symbol"/>
      </text:list-level-style-bullet>
      <text:list-level-style-bullet text:level="5" text:style-name="WW8Num38z4" style:num-suffix="." text:bullet-char="o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3154in" fo:text-indent="-0.25in" fo:margin-left="3.3154in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3.8154in" fo:text-indent="-0.25in" fo:margin-left="3.8154in"/>
        </style:list-level-properties>
        <style:text-properties style:font-name="Symbol"/>
      </text:list-level-style-bullet>
      <text:list-level-style-bullet text:level="8" text:style-name="WW8Num38z4" style:num-suffix="." text:bullet-char="o">
        <style:list-level-properties text:list-level-position-and-space-mode="label-alignment">
          <style:list-level-label-alignment text:label-followed-by="listtab" text:list-tab-stop-position="4.3154in" fo:text-indent="-0.25in" fo:margin-left="4.3154in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4.8154in" fo:text-indent="-0.25in" fo:margin-left="4.815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472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  <style:text-properties style:font-name="Symbol"/>
      </text:list-level-style-bullet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number text:level="1" text:style-name="WW8Num41z0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4728in"/>
        </style:list-level-properties>
      </text:list-level-style-number>
      <text:list-level-style-number text:level="2" text:style-name="WW8Num4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4728in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091in" fo:margin-bottom="0.7091in" fo:margin-left="0.5909in" fo:margin-right="0.590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еместровые задания</dc:title>
    <meta:initial-creator>Пищик Борис Николаевич</meta:initial-creator>
    <meta:creation-date>2011-11-09T11:03:00</meta:creation-date>
    <dc:creator>Anastasia</dc:creator>
    <dc:date>2011-11-09T11:32:00</dc:date>
    <meta:print-date>1999-10-09T09:24:00</meta:print-date>
    <meta:editing-cycles>4</meta:editing-cycles>
    <meta:editing-duration>PT32M</meta:editing-duration>
    <meta:document-statistic meta:table-count="0" meta:image-count="0" meta:object-count="0" meta:page-count="9" meta:paragraph-count="366" meta:word-count="1264" meta:character-count="9969" meta:non-whitespace-character-count="9047"/>
    <meta:generator>LibreOffice/5.1.4.2$Linux_X86_64 LibreOffice_project/10m0$Build-2</meta:generator>
  </office:meta>
</office:document-meta>
</file>